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cm"/>
    </style:style>
    <style:style style:name="co2" style:family="table-column">
      <style:table-column-properties fo:break-before="auto" style:column-width="9.255cm"/>
    </style:style>
    <style:style style:name="co3" style:family="table-column">
      <style:table-column-properties fo:break-before="auto" style:column-width="6.26cm"/>
    </style:style>
    <style:style style:name="co4" style:family="table-column">
      <style:table-column-properties fo:break-before="auto" style:column-width="1.023cm"/>
    </style:style>
    <style:style style:name="co5" style:family="table-column">
      <style:table-column-properties fo:break-before="auto" style:column-width="5.865cm"/>
    </style:style>
    <style:style style:name="co6" style:family="table-column">
      <style:table-column-properties fo:break-before="auto" style:column-width="5.576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189cm" fo:break-before="auto" style:use-optimal-row-height="fals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1.252cm" fo:break-before="auto" style:use-optimal-row-height="true"/>
    </style:style>
    <style:style style:name="ro9" style:family="table-row">
      <style:table-row-properties style:row-height="0.893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PYDA">
      <style:table-properties table:display="true" style:writing-mode="lr-tb"/>
    </style:style>
    <style:style style:name="ce1" style:family="table-cell" style:parent-style-name="Default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8f8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00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9f9f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9f9f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0000"/>
      <style:text-properties fo:color="#ffffff" fo:font-weight="normal" style:font-weight-asian="normal" style:font-weight-complex="normal"/>
    </style:style>
    <style:style style:name="ce53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Y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 блок. Python для анализа данных</text:p>
          </table:table-cell>
          <table:covered-table-cell table:number-columns-repeated="2" table:style-name="ce39"/>
          <table:table-cell/>
          <table:table-cell table:style-name="ce52" office:value-type="string" calcext:value-type="string">
            <text:p>Python для начинающих с « нуля »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Основы Python и Git</text:p>
          </table:table-cell>
          <table:table-cell table:style-name="ce9"/>
          <table:table-cell table:style-name="ce27"/>
          <table:table-cell/>
          <table:table-cell office:value-type="string" calcext:value-type="string">
            <text:p>вводный курс по базовым понятиям и элементам языка программирования Python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<text:a xlink:href="https://www.youtube.com/watch?v=Y9XZQO1n_7c&amp;t=284s" xlink:type="simple">https://www.youtube.com/watch?v=Y9XZQO1n_7c&amp;t=284s</text:a></text:p>
          </table:table-cell>
          <table:table-cell table:style-name="ce27" office:value-type="string" calcext:value-type="string">
            <text:p>Git за 20 минут</text:p>
          </table:table-cell>
          <table:table-cell table:style-name="ce48"/>
          <table:table-cell/>
          <table:table-cell table:style-name="ce49" office:value-type="string" calcext:value-type="string">
            <text:p><text:a xlink:href="https://stepik.org/course/67/syllabus" xlink:type="simple">https://stepik.org/course/67/syllabus</text:a>  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<text:a xlink:href="https://pythonworld.ru/osnovy/pep-8-rukovodstvo-po-napisaniyu-koda-na-python.html" xlink:type="simple">https://pythonworld.ru/osnovy/pep-8-rukovodstvo-po-napisaniyu-koda-na-python.html</text:a></text:p>
          </table:table-cell>
          <table:table-cell table:style-name="ce27" office:value-type="string" calcext:value-type="string">
            <text:p>Что за PEP8</text:p>
          </table:table-cell>
          <table:table-cell table:number-columns-repeated="2"/>
          <table:table-cell office:value-type="string" calcext:value-type="string">
            <text:p>один очень достойный курс для начинающих</text:p>
          </table:table-cell>
          <table:table-cell table:number-columns-repeated="59"/>
        </table:table-row>
        <table:table-row table:style-name="ro5">
          <table:table-cell table:style-name="ce3" office:value-type="string" calcext:value-type="string">
            <text:p><text:a xlink:href="https://habr.com/ru/post/270097/" xlink:type="simple">https://habr.com/ru/post/270097/</text:a></text:p>
          </table:table-cell>
          <table:table-cell table:style-name="ce17" office:value-type="string" calcext:value-type="string">
            <text:p>Некоторые приемы YAML</text:p>
          </table:table-cell>
          <table:table-cell table:style-name="ce49"/>
          <table:table-cell/>
          <table:table-cell table:style-name="ce53" office:value-type="string" calcext:value-type="string">
            <text:p><text:a xlink:href="https://stepik.org/course/58852/syllabus" xlink:type="simple">https://stepik.org/course/58852/syllabus</text:a></text:p>
          </table:table-cell>
          <table:table-cell table:number-columns-repeated="59"/>
        </table:table-row>
        <table:table-row table:style-name="ro2">
          <table:table-cell table:style-name="ce27" table:number-columns-repeated="2"/>
          <table:table-cell table:number-columns-repeated="62"/>
        </table:table-row>
        <table:table-row table:style-name="ro4">
          <table:table-cell table:style-name="ce3" office:value-type="string" calcext:value-type="string">
            <text:p><text:a xlink:href="https://www.anaconda.com/distribution/" xlink:type="simple">https://www.anaconda.com/distribution/</text:a></text:p>
          </table:table-cell>
          <table:table-cell table:style-name="ce27" office:value-type="string" calcext:value-type="string">
            <text:p>Установка Anaconda</text:p>
          </table:table-cell>
          <table:table-cell table:style-name="ce50" table:number-columns-spanned="1" table:number-rows-spanned="5"/>
          <table:table-cell/>
          <table:table-cell table:style-name="ce27"/>
          <table:table-cell table:number-columns-repeated="59"/>
        </table:table-row>
        <table:table-row table:style-name="ro3">
          <table:table-cell table:style-name="ce3" office:value-type="string" calcext:value-type="string">
            <text:p><text:a xlink:href="https://docs.anaconda.com/anaconda/" xlink:type="simple">https://docs.anaconda.com/anaconda/</text:a></text:p>
          </table:table-cell>
          <table:table-cell table:style-name="ce27" office:value-type="string" calcext:value-type="string">
            <text:p>Руководство Anaconda</text:p>
          </table:table-cell>
          <table:covered-table-cell table:style-name="ce26"/>
          <table:table-cell/>
          <table:table-cell table:style-name="ce49" office:value-type="string" calcext:value-type="string">
            <text:p><text:a xlink:href="https://pythontutor.ru/" xlink:type="simple">https://pythontutor.ru/</text:a> (Для начинающих)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<text:a xlink:href="https://jupyter.readthedocs.io/en/latest/running.html#running" xlink:type="simple">https://jupyter.readthedocs.io/en/latest/running.html#running</text:a></text:p>
          </table:table-cell>
          <table:table-cell table:style-name="ce27" office:value-type="string" calcext:value-type="string">
            <text:p>Руководство по запуску <text:s/>Jupyter Notebook</text:p>
          </table:table-cell>
          <table:covered-table-cell table:style-name="ce26"/>
          <table:table-cell/>
          <table:table-cell table:style-name="ce49" office:value-type="string" calcext:value-type="string">
            <text:p><text:a xlink:href="https://www.codewars.com/" xlink:type="simple">https://www.codewars.com/</text:a>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<text:a xlink:href="http://github.com/" xlink:type="simple">github.com </text:a></text:p>
          </table:table-cell>
          <table:table-cell table:style-name="ce27" office:value-type="string" calcext:value-type="string">
            <text:p>Нужен для выкладывания ДЗ</text:p>
          </table:table-cell>
          <table:covered-table-cell table:style-name="ce26"/>
          <table:table-cell/>
          <table:table-cell table:style-name="ce49" office:value-type="string" calcext:value-type="string">
            <text:p><text:a xlink:href="https://py.checkio.org/" xlink:type="simple">https://py.checkio.org/</text:a>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<text:a xlink:href="http://bioinformaticsinstitute.ru/sites/default/files/instrukciya_po_ispolzovaniyu_git_dlya_nachinayushchih.pdf" xlink:type="simple">http://bioinformaticsinstitute.ru/sites/default/files/instrukciya_po_ispolzovaniyu_git_dlya_nachinayushchih.pdf</text:a></text:p>
          </table:table-cell>
          <table:table-cell table:style-name="ce27" office:value-type="string" calcext:value-type="string">
            <text:p>Руководство по Git</text:p>
          </table:table-cell>
          <table:covered-table-cell table:style-name="ce26"/>
          <table:table-cell/>
          <table:table-cell table:style-name="ce49" office:value-type="string" calcext:value-type="string">
            <text:p><text:a xlink:href="https://www.hackerrank.com/" xlink:type="simple">https://www.hackerrank.com/</text:a> </text:p>
          </table:table-cell>
          <table:table-cell table:number-columns-repeated="59"/>
        </table:table-row>
        <table:table-row table:style-name="ro2">
          <table:table-cell table:style-name="ce27" table:number-columns-repeated="3"/>
          <table:table-cell/>
          <table:table-cell office:value-type="string" calcext:value-type="string">
            <text:p>видеоуроки</text:p>
          </table:table-cell>
          <table:table-cell table:number-columns-repeated="59"/>
        </table:table-row>
        <table:table-row table:style-name="ro6">
          <table:table-cell table:style-name="ce6" office:value-type="string" calcext:value-type="string">
            <text:p>GIT дополнение</text:p>
          </table:table-cell>
          <table:table-cell table:style-name="ce27" table:number-columns-repeated="2"/>
          <table:table-cell/>
          <table:table-cell table:style-name="ce49" office:value-type="string" calcext:value-type="string">
            <text:p><text:a xlink:href="https://itproger.com/" xlink:type="simple">https://itproger.com/</text:a>, <text:a xlink:href="https://www.youtube.com/channel/UCD5_waDcGBhof9xuA1qovTQ" xlink:type="simple">https://www.youtube.com/channel/UCD5_waDcGBhof9xuA1qovTQ</text:a>, <text:a xlink:href="https://www.youtube.com/channel/UCvuY904el7JvBlPbdqbfguw" xlink:type="simple">https://www.youtube.com/channel/UCvuY904el7JvBlPbdqbfguw</text:a>, <text:a xlink:href="https://www.youtube.com/channel/UCXE4vvggmw3gpu59D-QSLjA" xlink:type="simple">https://www.youtube.com/channel/UCXE4vvggmw3gpu59D-QSLjA</text:a> 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<text:a xlink:href="https://towardsdatascience.com/getting-started-with-git-and-github-6fcd0f2d4ac6" xlink:type="simple">https://towardsdatascience.com/getting-started-with-git-and-github-6fcd0f2d4ac6</text:a></text:p>
          </table:table-cell>
          <table:table-cell table:style-name="ce17" office:value-type="string" calcext:value-type="string">
            <text:p>Начало работы с Git и GitHub: полное руководство для начинающих</text:p>
          </table:table-cell>
          <table:table-cell table:style-name="ce27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githowto.com/ru" xlink:type="simple">https://githowto.com/ru</text:a></text:p>
          </table:table-cell>
          <table:table-cell table:style-name="ce27" office:value-type="string" calcext:value-type="string">
            <text:p>Курс обучения Git на русском</text:p>
          </table:table-cell>
          <table:table-cell table:style-name="ce27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habr.com/ru/post/68341/" xlink:type="simple">https://habr.com/ru/post/68341/</text:a></text:p>
          </table:table-cell>
          <table:table-cell table:style-name="ce27" office:value-type="string" calcext:value-type="string">
            <text:p>Про Git на пальцах (для переходящих с SVN)</text:p>
          </table:table-cell>
          <table:table-cell table:style-name="ce27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git-scm.com/book/ru/v1/Основы-Git" xlink:type="simple">https://git-scm.com/book/ru/v1/%D0%9E%D1%81%D0%BD%D0%BE%D0%B2%D1%8B-Git</text:a></text:p>
          </table:table-cell>
          <table:table-cell table:style-name="ce27" office:value-type="string" calcext:value-type="string">
            <text:p>Основы GIt</text:p>
          </table:table-cell>
          <table:table-cell table:style-name="ce27"/>
          <table:table-cell table:number-columns-repeated="61"/>
        </table:table-row>
        <table:table-row table:style-name="ro2" table:number-rows-repeated="3">
          <table:table-cell table:style-name="ce27" table:number-columns-repeated="3"/>
          <table:table-cell table:number-columns-repeated="61"/>
        </table:table-row>
        <table:table-row table:style-name="ro7">
          <table:table-cell table:style-name="ce7" office:value-type="string" calcext:value-type="string">
            <text:p>Jupyter Notebook и Anaconda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medium.com/codingthesmartway-com-blog/getting-started-with-jupyter-notebook-for-python-4e7082bd5d46" xlink:type="simple">https://medium.com/codingthesmartway-com-blog/getting-started-with-jupyter-notebook-for-python-4e7082bd5d46</text:a></text:p>
          </table:table-cell>
          <table:table-cell table:style-name="ce17" office:value-type="string" calcext:value-type="string">
            <text:p>Начало работы с Jupyter Notebook для Python</text:p>
          </table:table-cell>
          <table:table-cell table:style-name="ce27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www.dataquest.io/blog/jupyter-notebook-tutorial/" xlink:type="simple">https://www.dataquest.io/blog/jupyter-notebook-tutorial/</text:a></text:p>
          </table:table-cell>
          <table:table-cell table:style-name="ce17" office:value-type="string" calcext:value-type="string">
            <text:p>Jupyter Notebook для начинающих: учебник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3" office:value-type="string" calcext:value-type="string">
            <text:p><text:a xlink:href="https://www.analyticsvidhya.com/blog/2018/05/starters-guide-jupyter-notebook/" xlink:type="simple">https://www.analyticsvidhya.com/blog/2018/05/starters-guide-jupyter-notebook/</text:a></text:p>
          </table:table-cell>
          <table:table-cell table:style-name="ce17" office:value-type="string" calcext:value-type="string">
            <text:p>Всестороннее руководство для начинающих Для Jupyter Notebook for Data Science &amp; Machine Learning</text:p>
          </table:table-cell>
          <table:table-cell table:style-name="ce9" office:value-type="string" calcext:value-type="string">
            <text:p>анг. версия</text:p>
          </table:table-cell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www.youtube.com/watch?v=YJC6ldI3hWk&amp;feature=youtu.be" xlink:type="simple">https://www.youtube.com/watch?v=YJC6ldI3hWk&amp;feature=youtu.be</text:a></text:p>
          </table:table-cell>
          <table:table-cell table:style-name="ce27" office:value-type="string" calcext:value-type="string">
            <text:p>английский источник Установки Anaconda</text:p>
          </table:table-cell>
          <table:table-cell table:style-name="ce9" office:value-type="string" calcext:value-type="string">
            <text:p>анг. версия</text:p>
          </table:table-cell>
          <table:table-cell table:number-columns-repeated="61"/>
        </table:table-row>
        <table:table-row table:style-name="ro2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6" office:value-type="string" calcext:value-type="string">
            <text:p>Справочная литература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ss64.com/" xlink:type="simple">https://ss64.com/</text:a></text:p>
          </table:table-cell>
          <table:table-cell table:style-name="ce27" office:value-type="string" calcext:value-type="string">
            <text:p>Справочник по вызову командной строки</text:p>
          </table:table-cell>
          <table:table-cell table:style-name="ce27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stepik.org/lesson/2231/step/1?unit=928" xlink:type="simple">https://stepik.org/lesson/2231/step/1?unit=928</text:a></text:p>
          </table:table-cell>
          <table:table-cell table:style-name="ce27" office:value-type="string" calcext:value-type="string">
            <text:p>Програмирование на Python (типы данных)</text:p>
          </table:table-cell>
          <table:table-cell table:style-name="ce27"/>
          <table:table-cell table:number-columns-repeated="61"/>
        </table:table-row>
        <table:table-row table:style-name="ro4">
          <table:table-cell table:style-name="ce3" office:value-type="string" calcext:value-type="string">
            <text:p><text:a xlink:href="https://www.datacamp.com/community/tutorials/data-structures-python" xlink:type="simple">https://www.datacamp.com/community/tutorials/data-structures-python</text:a></text:p>
          </table:table-cell>
          <table:table-cell table:style-name="ce27" office:value-type="string" calcext:value-type="string">
            <text:p>Учебник По Структурам Данных Python</text:p>
          </table:table-cell>
          <table:table-cell table:style-name="ce27"/>
          <table:table-cell table:number-columns-repeated="61"/>
        </table:table-row>
        <table:table-row table:style-name="ro2" table:number-rows-repeated="4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Циклы.Типы данных.Коллекции данных</text:p>
          </table:table-cell>
          <table:table-cell table:style-name="ce27" table:number-columns-repeated="2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datacamp.com/community/tutorials/18-most-common-python-list-questions-learn-python" xlink:type="simple">https://www.datacamp.com/community/tutorials/18-most-common-python-list-questions-learn-python</text:a></text:p>
          </table:table-cell>
          <table:table-cell table:style-name="ce27" office:value-type="string" calcext:value-type="string">
            <text:p>Все о списках (18 Наиболее Распространенных Вопросов Списка Python)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pythonworld.ru/uploads/mementopython3-russian.pdf" xlink:type="simple">https://pythonworld.ru/uploads/mementopython3-russian.pdf</text:a></text:p>
          </table:table-cell>
          <table:table-cell table:style-name="ce27" office:value-type="string" calcext:value-type="string">
            <text:p>Шпаргалка по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python.org/2/tutorial/controlflow.html#unpacking-argument-lists" xlink:type="simple">https://docs.python.org/2/tutorial/controlflow.html#unpacking-argument-lists</text:a></text:p>
          </table:table-cell>
          <table:table-cell table:style-name="ce27" office:value-type="string" calcext:value-type="string">
            <text:p>Распаковка Списков Аргументов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python-basics-6-lists-and-list-manipulation-a56be62b1f95" xlink:type="simple">https://towardsdatascience.com/python-basics-6-lists-and-list-manipulation-a56be62b1f95</text:a></text:p>
          </table:table-cell>
          <table:table-cell table:style-name="ce17" office:value-type="string" calcext:value-type="string">
            <text:p>Списки Python и манипуляции со списком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camp.com/community/tutorials/python-data-type-conversion" xlink:type="simple">https://www.datacamp.com/community/tutorials/python-data-type-conversion</text:a></text:p>
          </table:table-cell>
          <table:table-cell table:style-name="ce17" office:value-type="string" calcext:value-type="string">
            <text:p>Учебник По Преобразованию Типов Данных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camp.com/community/tutorials/sets-in-python" xlink:type="simple">https://www.datacamp.com/community/tutorials/sets-in-python</text:a></text:p>
          </table:table-cell>
          <table:table-cell table:style-name="ce17" office:value-type="string" calcext:value-type="string">
            <text:p>Наборы Python и теория множеств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dataquest.io/blog/python-dictionary-tutorial/" xlink:type="simple">https://www.dataquest.io/blog/python-dictionary-tutorial/</text:a></text:p>
          </table:table-cell>
          <table:table-cell table:style-name="ce17" office:value-type="string" calcext:value-type="string">
            <text:p>Python словарь учебник: анализ ремесленного пива со словарям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www.djmannion.net/psych_programming/errors/errors/errors.html" xlink:type="simple">http://www.djmannion.net/psych_programming/errors/errors/errors.html</text:a></text:p>
          </table:table-cell>
          <table:table-cell table:style-name="ce17" office:value-type="string" calcext:value-type="string">
            <text:p>Работа с ошибкам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9"/>
          <table:table-cell table:style-name="ce27" table:number-columns-repeated="2"/>
          <table:table-cell table:number-columns-repeated="61"/>
        </table:table-row>
        <table:table-row table:style-name="ro2" table:number-rows-repeated="3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Функции-использование встроенных и создание собственных</text:p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youtube.com/watch?v=d_Oa6oH1l6c&amp;feature=youtu.be" xlink:type="simple">https://www.youtube.com/watch?v=d_Oa6oH1l6c&amp;feature=youtu.be</text:a></text:p>
          </table:table-cell>
          <table:table-cell table:style-name="ce17" office:value-type="string" calcext:value-type="string">
            <text:p>Функции</text:p>
          </table:table-cell>
          <table:table-cell table:style-name="ce9" office:value-type="string" calcext:value-type="string">
            <text:p>анг.версия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edium.com/understand-the-python/understanding-the-asterisk-of-python-8b9daaa4a558" xlink:type="simple">https://medium.com/understand-the-python/understanding-the-asterisk-of-python-8b9daaa4a558</text:a></text:p>
          </table:table-cell>
          <table:table-cell table:style-name="ce17" office:value-type="string" calcext:value-type="string">
            <text:p>Понимание звездочки (*)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ackoverflow.com/questions/890128/why-are-python-lambdas-useful" xlink:type="simple">https://stackoverflow.com/questions/890128/why-are-python-lambdas-useful</text:a></text:p>
          </table:table-cell>
          <table:table-cell table:style-name="ce17" office:value-type="string" calcext:value-type="string">
            <text:p>Почему Python lambdas полезны? [закрытый]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edium.com/better-programming/lambda-map-and-filter-in-python-4935f248593" xlink:type="simple">https://medium.com/better-programming/lambda-map-and-filter-in-python-4935f248593</text:a></text:p>
          </table:table-cell>
          <table:table-cell table:style-name="ce17" office:value-type="string" calcext:value-type="string">
            <text:p>Лямбда, карта и фильтр в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book.pythontips.com/en/latest/map_filter.html#map-filter-and-reduce" xlink:type="simple">http://book.pythontips.com/en/latest/map_filter.html#map-filter-and-reduce</text:a></text:p>
          </table:table-cell>
          <table:table-cell table:style-name="ce17" office:value-type="string" calcext:value-type="string">
            <text:p>Карта, фильтр и уменьшение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ackoverflow.com/questions/8009882/how-to-read-a-large-file-line-by-line-in-python" xlink:type="simple">https://stackoverflow.com/questions/8009882/how-to-read-a-large-file-line-by-line-in-python</text:a></text:p>
          </table:table-cell>
          <table:table-cell table:style-name="ce17" office:value-type="string" calcext:value-type="string">
            <text:p>Как читать большой файл строка за строкой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ackoverflow.com/questions/3277503/how-to-read-a-file-line-by-line-into-a-list" xlink:type="simple">https://stackoverflow.com/questions/3277503/how-to-read-a-file-line-by-line-into-a-list</text:a></text:p>
          </table:table-cell>
          <table:table-cell table:style-name="ce17" office:value-type="string" calcext:value-type="string">
            <text:p>Как читать файл строка за строкой в список?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python.org/3/library/functions.html#open" xlink:type="simple">https://docs.python.org/3/library/functions.html#open</text:a></text:p>
          </table:table-cell>
          <table:table-cell table:style-name="ce17" office:value-type="string" calcext:value-type="string">
            <text:p>Встроенные функци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python.org/2/library/urllib.html#urllib.urlencode" xlink:type="simple">https://docs.python.org/2/library/urllib.html#urllib.urlencode</text:a></text:p>
          </table:table-cell>
          <table:table-cell table:style-name="ce18" office:value-type="string" calcext:value-type="string">
            <text:p>Служебные функции</text:p>
          </table:table-cell>
          <table:table-cell table:style-name="ce27"/>
          <table:table-cell table:number-columns-repeated="61"/>
        </table:table-row>
        <table:table-row table:style-name="ro2" table:number-rows-repeated="2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Классы и их применение в Python</text:p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youtube.com/playlist?list=PL-osiE80TeTsqhIuOqKhwlXsIBIdSeYtc" xlink:type="simple">https://www.youtube.com/playlist?list=PL-osiE80TeTsqhIuOqKhwlXsIBIdSeYtc</text:a></text:p>
          </table:table-cell>
          <table:table-cell table:style-name="ce27" office:value-type="string" calcext:value-type="string">
            <text:p>Работа с классам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edium.com/@meghamohan/mutable-and-immutable-side-of-python-c2145cf72747" xlink:type="simple">https://medium.com/@meghamohan/mutable-and-immutable-side-of-python-c2145cf72747</text:a></text:p>
          </table:table-cell>
          <table:table-cell table:style-name="ce27" office:value-type="string" calcext:value-type="string">
            <text:p>Изменяемые и неизменяемые объекты в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en.wikibooks.org/wiki/A_Beginner%27s_Python_Tutorial/Importing_Modules" xlink:type="simple">https://en.wikibooks.org/wiki/A_Beginner%27s_Python_Tutorial/Importing_Modules</text:a></text:p>
          </table:table-cell>
          <table:table-cell table:style-name="ce27" office:value-type="string" calcext:value-type="string">
            <text:p>Учебник по Python для начинающих / импорт модулей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python.org/3/library/datetime.html#strftime-and-strptime-behavior" xlink:type="simple">https://docs.python.org/3/library/datetime.html#strftime-and-strptime-behavior</text:a></text:p>
          </table:table-cell>
          <table:table-cell table:style-name="ce19" office:value-type="string" calcext:value-type="string" table:number-columns-spanned="1" table:number-rows-spanned="2">
            <text:p>модуль datetime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python.org/2/library/datetime.html#date-objects" xlink:type="simple">https://docs.python.org/2/library/datetime.html#date-objects</text:a></text:p>
          </table:table-cell>
          <table:covered-table-cell table:style-name="ce39"/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aml.org/spec/1.2/spec.html#id2759572" xlink:type="simple">https://yaml.org/spec/1.2/spec.html#id2759572</text:a></text:p>
          </table:table-cell>
          <table:table-cell table:style-name="ce27" office:value-type="string" calcext:value-type="string">
            <text:p>YAML-это не язык разметк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27" table:number-columns-repeated="3"/>
          <table:table-cell table:number-columns-repeated="61"/>
        </table:table-row>
        <table:table-row table:style-name="ro1">
          <table:table-cell table:style-name="ce1" office:value-type="string" calcext:value-type="string" table:number-columns-spanned="3" table:number-rows-spanned="1">
            <text:p>2 блок.Библиотеки Numpy, Pandas</text:p>
          </table:table-cell>
          <table:covered-table-cell table:number-columns-repeated="2" table:style-name="ce27"/>
          <table:table-cell table:number-columns-repeated="61"/>
        </table:table-row>
        <table:table-row table:style-name="ro3">
          <table:table-cell table:style-name="ce2" office:value-type="string" calcext:value-type="string">
            <text:p>Библиотеки Numpy.</text:p>
            <text:p/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habr.com/ru/post/352678/" xlink:type="simple">https://habr.com/ru/post/352678/</text:a></text:p>
          </table:table-cell>
          <table:table-cell table:style-name="ce27" office:value-type="string" calcext:value-type="string">
            <text:p>NumPy в Python. Часть 1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aggle.com/emstrakhov/numpy-quick-reference" xlink:type="simple">https://www.kaggle.com/emstrakhov/numpy-quick-reference</text:a></text:p>
          </table:table-cell>
          <table:table-cell table:style-name="ce27" office:value-type="string" calcext:value-type="string">
            <text:p>NumPy: краткий справочник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3.amazonaws.com/assets.datacamp.com/blog_assets/Numpy_Python_Cheat_Sheet.pdf" xlink:type="simple">https://s3.amazonaws.com/assets.datacamp.com/blog_assets/Numpy_Python_Cheat_Sheet.pdf</text:a></text:p>
          </table:table-cell>
          <table:table-cell table:style-name="ce27" office:value-type="string" calcext:value-type="string">
            <text:p>Python For Data Science Cheat Sheet NumPy Basics</text:p>
          </table:table-cell>
          <table:table-cell table:style-name="ce9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oreilly.com/library/view/machine-learning-with/9781491989371/ch01.html" xlink:type="simple">https://www.oreilly.com/library/view/machine-learning-with/9781491989371/ch01.html</text:a></text:p>
          </table:table-cell>
          <table:table-cell table:style-name="ce18" office:value-type="string" calcext:value-type="string">
            <text:p>Глава 1. Векторы, матрицы и массивы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s3.amazonaws.com/assets.datacamp.com/blog_assets/Python_SciPy_Cheat_Sheet_Linear_Algebra.pdf" xlink:type="simple">https://s3.amazonaws.com/assets.datacamp.com/blog_assets/Python_SciPy_Cheat_Sheet_Linear_Algebra.pdf</text:a></text:p>
          </table:table-cell>
          <table:table-cell table:style-name="ce27" office:value-type="string" calcext:value-type="string">
            <text:p>Python For Data Science Cheat Sheet SciPy - Linear Algebra</text:p>
          </table:table-cell>
          <table:table-cell table:style-name="ce9" office:value-type="string" calcext:value-type="string">
            <text:p>ангд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hanacademy.org/math/linear-algebra" xlink:type="simple"> https://www.khanacademy.org/math/linear-algebra</text:a></text:p>
          </table:table-cell>
          <table:table-cell table:style-name="ce27" office:value-type="string" calcext:value-type="string">
            <text:p>Линейная алгебра</text:p>
          </table:table-cell>
          <table:table-cell table:style-name="ce9" office:value-type="string" calcext:value-type="string">
            <text:p>курс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youtube.com/playlist?list=PLZHQObOWTQDPD3MizzM2xVFitgF8hE_ab" xlink:type="simple">https://www.youtube.com/playlist?list=PLZHQObOWTQDPD3MizzM2xVFitgF8hE_ab</text:a></text:p>
          </table:table-cell>
          <table:table-cell table:style-name="ce27" office:value-type="string" calcext:value-type="string">
            <text:p>Линейная алгебра</text:p>
          </table:table-cell>
          <table:table-cell table:style-name="ce9" office:value-type="string" calcext:value-type="string">
            <text:p>англ.версия/линейная алгебр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datacamp-community-prod.s3.amazonaws.com/5710caa7-94d4-4248-be94-d23dea9e668f" xlink:type="simple">https://datacamp-community-prod.s3.amazonaws.com/5710caa7-94d4-4248-be94-d23dea9e668f</text:a></text:p>
          </table:table-cell>
          <table:table-cell table:style-name="ce27" office:value-type="string" calcext:value-type="string">
            <text:p>Python For Data Science Cheat Sheet SciPy - Linear Algebra</text:p>
          </table:table-cell>
          <table:table-cell table:style-name="ce9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 table:number-rows-repeated="2">
          <table:table-cell table:style-name="ce27" table:number-columns-repeated="3"/>
          <table:table-cell table:number-columns-repeated="61"/>
        </table:table-row>
        <table:table-row table:style-name="ro3">
          <table:table-cell table:style-name="ce2" office:value-type="string" calcext:value-type="string">
            <text:p>Основы Pandas</text:p>
            <text:p/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notion.so/Pandas-Tutorials-Articles-Videos-a19c806a31bb4b288a1909f0803fad5f" xlink:type="simple">https://www.notion.so/Pandas-Tutorials-Articles-Videos-a19c806a31bb4b288a1909f0803fad5f</text:a></text:p>
          </table:table-cell>
          <table:table-cell table:style-name="ce27" office:value-type="string" calcext:value-type="string">
            <text:p>Панды Учебники, Статьи И Видео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atacamp-community-prod.s3.amazonaws.com/fbc502d0-46b2-4e1b-b6b0-5402ff273251" xlink:type="simple">https://datacamp-community-prod.s3.amazonaws.com/fbc502d0-46b2-4e1b-b6b0-5402ff273251</text:a></text:p>
          </table:table-cell>
          <table:table-cell table:style-name="ce27" office:value-type="string" calcext:value-type="string">
            <text:p>Python For Data Science Cheat Sheet Pandas Basics</text:p>
          </table:table-cell>
          <table:table-cell table:style-name="ce9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nbviewer.jupyter.org/github/justmarkham/pandas-videos/blob/master/pandas.ipynb" xlink:type="simple">https://nbviewer.jupyter.org/github/justmarkham/pandas-videos/blob/master/pandas.ipynb</text:a></text:p>
          </table:table-cell>
          <table:table-cell table:style-name="ce27" office:value-type="string" calcext:value-type="string">
            <text:p>Python pandas Q &amp; a video series by Data School¶</text:p>
          </table:table-cell>
          <table:table-cell table:style-name="ce9" office:value-type="string" calcext:value-type="string">
            <text:p>англ.версия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learndatasci.com/tutorials/python-pandas-tutorial-complete-introduction-for-beginners/" xlink:type="simple">https://www.learndatasci.com/tutorials/python-pandas-tutorial-complete-introduction-for-beginners/</text:a></text:p>
          </table:table-cell>
          <table:table-cell table:style-name="ce27" office:value-type="string" calcext:value-type="string">
            <text:p>Питон панды учебник: полное введение для начинающих</text:p>
          </table:table-cell>
          <table:table-cell table:style-name="ce9" office:value-type="string" calcext:value-type="string">
            <text:p>анг.версия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jeffdelaney.me/blog/useful-snippets-in-pandas/" xlink:type="simple"> https://jeffdelaney.me/blog/useful-snippets-in-pandas/</text:a></text:p>
          </table:table-cell>
          <table:table-cell table:style-name="ce27" office:value-type="string" calcext:value-type="string">
            <text:p>19 основных фрагментов кода в Pandas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deanla.com/dont_reinvent_pandas.html" xlink:type="simple">http://deanla.com/dont_reinvent_pandas.html</text:a></text:p>
          </table:table-cell>
          <table:table-cell table:style-name="ce17" office:value-type="string" calcext:value-type="string">
            <text:p>Нырять в панд быстрее, чем изобретать его заново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dataquest.io/blog/python-json-tutorial/" xlink:type="simple">https://www.dataquest.io/blog/python-json-tutorial/</text:a></text:p>
          </table:table-cell>
          <table:table-cell table:style-name="ce27" office:value-type="string" calcext:value-type="string">
            <text:p>Учебник: работа с большими наборами данных с использованием Pandas и JSON в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github.com/pandas-dev/pandas/blob/master/doc/cheatsheet/Pandas_Cheat_Sheet.pdf" xlink:type="simple">https://github.com/pandas-dev/pandas/blob/master/doc/cheatsheet/Pandas_Cheat_Sheet.pdf</text:a></text:p>
          </table:table-cell>
          <table:table-cell table:style-name="ce27" office:value-type="string" calcext:value-type="string">
            <text:p>Pandas_Cheat_Sheet.PDF</text:p>
          </table:table-cell>
          <table:table-cell table:style-name="ce9" office:value-type="string" calcext:value-type="string">
            <text:p>англ.версия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pluralsight.com/guides/indexing-selecting-data" xlink:type="simple">https://www.pluralsight.com/guides/indexing-selecting-data</text:a></text:p>
          </table:table-cell>
          <table:table-cell table:style-name="ce27" office:value-type="string" calcext:value-type="string">
            <text:p>Индексирование и выбор данных</text:p>
          </table:table-cell>
          <table:table-cell table:style-name="ce9" office:value-type="string" calcext:value-type="string">
            <text:p>англ.версия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github.com/guipsamora/pandas_exercises" xlink:type="simple"> https://github.com/guipsamora/pandas_exercises</text:a></text:p>
          </table:table-cell>
          <table:table-cell table:style-name="ce17" office:value-type="string" calcext:value-type="string">
            <text:p>Практикуйте свои навыки панды!</text:p>
          </table:table-cell>
          <table:table-cell table:style-name="ce9" office:value-type="string" calcext:value-type="string">
            <text:p>упражнения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aggle.com/crawford/python-groupby-tutorial" xlink:type="simple">https://www.kaggle.com/crawford/python-groupby-tutorial</text:a></text:p>
          </table:table-cell>
          <table:table-cell table:style-name="ce17" office:value-type="string" calcext:value-type="string">
            <text:p>Python Groupby учебник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shanelynn.ie/summarising-aggregation-and-grouping-data-in-python-pandas/" xlink:type="simple">https://www.shanelynn.ie/summarising-aggregation-and-grouping-data-in-python-pandas/</text:a></text:p>
          </table:table-cell>
          <table:table-cell table:style-name="ce17" office:value-type="string" calcext:value-type="string">
            <text:p>Обобщение, агрегирование и группировка данных в Python Pandas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pandas.pydata.org/pandas-docs/stable/user_guide/style.html" xlink:type="simple">https://pandas.pydata.org/pandas-docs/stable/user_guide/style.html</text:a></text:p>
          </table:table-cell>
          <table:table-cell table:style-name="ce27" office:value-type="string" calcext:value-type="string">
            <text:p>Документация пандас_укладка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pandas.pydata.org/pandas-docs/stable/user_guide/text.html" xlink:type="simple">https://pandas.pydata.org/pandas-docs/stable/user_guide/text.html</text:a></text:p>
          </table:table-cell>
          <table:table-cell table:style-name="ce27" office:value-type="string" calcext:value-type="string">
            <text:p>Документация пандас_работа с текстовыми данными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nikgrozev.com/2015/07/01/reshaping-in-pandas-pivot-pivot-table-stack-and-unstack-explained-with-pictures/" xlink:type="simple">https://nikgrozev.com/2015/07/01/reshaping-in-pandas-pivot-pivot-table-stack-and-unstack-explained-with-pictures/</text:a></text:p>
          </table:table-cell>
          <table:table-cell table:style-name="ce27" office:value-type="string" calcext:value-type="string">
            <text:p>Переформование в панд-Pivot, Pivot-таблица, стек и Unstack объяснил с картинкам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marsja.se/pandas-read-csv-tutorial-to-csv/" xlink:type="simple">https://www.marsja.se/pandas-read-csv-tutorial-to-csv/</text:a></text:p>
          </table:table-cell>
          <table:table-cell table:style-name="ce17" office:value-type="string" calcext:value-type="string">
            <text:p>Панды читать CSV учебник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pythonspot.com/read-excel-with-pandas/" xlink:type="simple">https://pythonspot.com/read-excel-with-pandas/</text:a></text:p>
          </table:table-cell>
          <table:table-cell table:style-name="ce27" office:value-type="string" calcext:value-type="string">
            <text:p>Читайте Excel с пандам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jupyter-magics-with-sql-921370099589" xlink:type="simple">https://towardsdatascience.com/jupyter-magics-with-sql-921370099589</text:a></text:p>
          </table:table-cell>
          <table:table-cell table:style-name="ce27" office:value-type="string" calcext:value-type="string">
            <text:p>Jupyter Magics с SQL</text:p>
          </table:table-cell>
          <table:table-cell table:style-name="ce9" office:value-type="string" calcext:value-type="string">
            <text:p>англ.версия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tproger.ru/articles/python-pandas/" xlink:type="simple">https://tproger.ru/articles/python-pandas/</text:a></text:p>
          </table:table-cell>
          <table:table-cell table:style-name="ce27" office:value-type="string" calcext:value-type="string">
            <text:p>Получение данных c веб-сайта без API в 3 строки кода на Python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kanoki.org/2019/04/06/pandas-map-dictionary-values-with-dataframe-columns/" xlink:type="simple">https://kanoki.org/2019/04/06/pandas-map-dictionary-values-with-dataframe-columns/</text:a></text:p>
          </table:table-cell>
          <table:table-cell table:style-name="ce27" office:value-type="string" calcext:value-type="string">
            <text:p>Панды сопоставляют значения словаря со столбцами фрейма данных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towardsdatascience.com/basic-time-series-manipulation-with-pandas-4432afee64ea" xlink:type="simple">https://towardsdatascience.com/basic-time-series-manipulation-with-pandas-4432afee64ea</text:a></text:p>
          </table:table-cell>
          <table:table-cell table:style-name="ce27" office:value-type="string" calcext:value-type="string">
            <text:p>Основные манипуляции с временными рядами с пандам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smysl.io/blog/pandas-cohorts/" xlink:type="simple"> http://smysl.io/blog/pandas-cohorts/</text:a></text:p>
          </table:table-cell>
          <table:table-cell table:style-name="ce27" office:value-type="string" calcext:value-type="string">
            <text:p>Когортный анализ в Pandas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shop.oreilly.com/product/0636920023784" xlink:type="simple"> http://shop.oreilly.com/product/0636920023784</text:a></text:p>
          </table:table-cell>
          <table:table-cell table:style-name="ce27" office:value-type="string" calcext:value-type="string">
            <text:p>Python для анализа данных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pandas-tips-and-tricks-33bcc8a40bb9" xlink:type="simple">https://towardsdatascience.com/pandas-tips-and-tricks-33bcc8a40bb9</text:a></text:p>
          </table:table-cell>
          <table:table-cell table:style-name="ce27" office:value-type="string" calcext:value-type="string">
            <text:p>Панды советы и рекомендации</text:p>
          </table:table-cell>
          <table:table-cell table:style-name="ce27"/>
          <table:table-cell table:number-columns-repeated="61"/>
        </table:table-row>
        <table:table-row table:style-name="ro2" table:number-rows-repeated="2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Python для работы с базами данных</text:p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udacity.com/course/intro-to-relational-databases--ud197" xlink:type="simple"> https://www.udacity.com/course/intro-to-relational-databases--ud197</text:a></text:p>
          </table:table-cell>
          <table:table-cell table:style-name="ce27" office:value-type="string" calcext:value-type="string">
            <text:p>Введение в реляционные базы данных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khashtamov.com/ru/postgresql-python-psycopg2/" xlink:type="simple">https://khashtamov.com/ru/postgresql-python-psycopg2/</text:a></text:p>
          </table:table-cell>
          <table:table-cell table:style-name="ce19" office:value-type="string" calcext:value-type="string" table:number-columns-spanned="1" table:number-rows-spanned="2">
            <text:p>Работа с PostgreSQL в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khashtamov.com/ru/mysql-python/" xlink:type="simple">https://khashtamov.com/ru/mysql-python/</text:a></text:p>
          </table:table-cell>
          <table:covered-table-cell table:style-name="ce39"/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edium.freecodecamp.org/sqlalchemy-makes-etl-magically-easy-ab2bd0df928" xlink:type="simple">https://medium.freecodecamp.org/sqlalchemy-makes-etl-magically-easy-ab2bd0df928</text:a></text:p>
          </table:table-cell>
          <table:table-cell table:style-name="ce27" office:value-type="string" calcext:value-type="string">
            <text:p>SQLAlchemy делает ETL волшебным легко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datalytics.ru/all/stanovyas-guru-api-yandeks-metriki/" xlink:type="simple">http://datalytics.ru/all/stanovyas-guru-api-yandeks-metriki/</text:a></text:p>
          </table:table-cell>
          <table:table-cell table:style-name="ce27" office:value-type="string" calcext:value-type="string">
            <text:p>Становясь гуру API Яндекс.Метрик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quest.io/blog/python-api-tutorial/" xlink:type="simple">https://www.dataquest.io/blog/python-api-tutorial/</text:a></text:p>
          </table:table-cell>
          <table:table-cell table:style-name="ce27" office:value-type="string" calcext:value-type="string">
            <text:p>Python API Tutorial: начало работы с API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pythonforbeginners.com/api/list-of-python-apis" xlink:type="simple">https://www.pythonforbeginners.com/api/list-of-python-apis</text:a></text:p>
          </table:table-cell>
          <table:table-cell table:style-name="ce27" office:value-type="string" calcext:value-type="string">
            <text:p>Список API Python API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27"/>
          <table:table-cell table:style-name="ce17"/>
          <table:table-cell table:style-name="ce27"/>
          <table:table-cell table:number-columns-repeated="61"/>
        </table:table-row>
        <table:table-row table:style-name="ro2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Визуализация данных в Python</text:p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atacamp-community-prod.s3.amazonaws.com/28b8210c-60cc-4f13-b0b4-5b4f2ad4790b" xlink:type="simple">https://datacamp-community-prod.s3.amazonaws.com/28b8210c-60cc-4f13-b0b4-5b4f2ad4790b</text:a></text:p>
          </table:table-cell>
          <table:table-cell table:style-name="ce27" office:value-type="string" calcext:value-type="string">
            <text:p>Python For Data Science Cheat Sheet Matplotlib</text:p>
          </table:table-cell>
          <table:table-cell table:style-name="ce9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pbpython.com/effective-matplotlib.html" xlink:type="simple">https://pbpython.com/effective-matplotlib.html</text:a></text:p>
          </table:table-cell>
          <table:table-cell table:style-name="ce17" office:value-type="string" calcext:value-type="string">
            <text:p>Эффективно Используя Matplotlib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outu.be/aS4WlOJQ4mQ" xlink:type="simple">https://youtu.be/aS4WlOJQ4mQ</text:a></text:p>
          </table:table-cell>
          <table:table-cell table:style-name="ce20" office:value-type="string" calcext:value-type="string">
            <text:p>Customizing plots with python matplotlib</text:p>
          </table:table-cell>
          <table:table-cell table:style-name="ce9" office:value-type="string" calcext:value-type="string">
            <text:p>англ.видео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machinelearningplus.com/plots/top-50-matplotlib-visualizations-the-master-plots-python/" xlink:type="simple">https://www.machinelearningplus.com/plots/top-50-matplotlib-visualizations-the-master-plots-python/</text:a></text:p>
          </table:table-cell>
          <table:table-cell table:style-name="ce20" office:value-type="string" calcext:value-type="string">
            <text:p>Топ-50 визуализаций matplotlib-основные участки (с полным кодом python)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towardsdatascience.com/a-step-by-step-guide-for-creating-advanced-python-data-visualizations-with-seaborn-matplotlib-1579d6a1a7d0" xlink:type="simple">https://towardsdatascience.com/a-step-by-step-guide-for-creating-advanced-python-data-visualizations-with-seaborn-matplotlib-1579d6a1a7d0</text:a></text:p>
          </table:table-cell>
          <table:table-cell table:style-name="ce20" office:value-type="string" calcext:value-type="string">
            <text:p>Пошаговое руководство по созданию расширенных визуализаций данных Python с Seaborn / Matplotlib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how-to-create-animated-graphs-in-python-bb619cc2dec1" xlink:type="simple">https://towardsdatascience.com/how-to-create-animated-graphs-in-python-bb619cc2dec1</text:a></text:p>
          </table:table-cell>
          <table:table-cell table:style-name="ce20" office:value-type="string" calcext:value-type="string">
            <text:p>Как создать анимированные графики в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atacamp-community-prod.s3.amazonaws.com/f9f06e72-519a-4722-9912-b5de742dbac4" xlink:type="simple">https://datacamp-community-prod.s3.amazonaws.com/f9f06e72-519a-4722-9912-b5de742dbac4</text:a></text:p>
          </table:table-cell>
          <table:table-cell table:style-name="ce27" office:value-type="string" calcext:value-type="string">
            <text:p>Python For Data Science Cheat Sheet Seaborn</text:p>
          </table:table-cell>
          <table:table-cell table:style-name="ce9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aggle.com/chandraroy/plotting-with-pandas-matplotlib-and-seaborn" xlink:type="simple">https://www.kaggle.com/chandraroy/plotting-with-pandas-matplotlib-and-seaborn</text:a></text:p>
          </table:table-cell>
          <table:table-cell table:style-name="ce27" office:value-type="string" calcext:value-type="string">
            <text:p>Построение графиков с панд, matplotlib и seabor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camp.com/community/tutorials/seaborn-python-tutorial" xlink:type="simple">https://www.datacamp.com/community/tutorials/seaborn-python-tutorial</text:a></text:p>
          </table:table-cell>
          <table:table-cell table:style-name="ce27" office:value-type="string" calcext:value-type="string">
            <text:p>Python Seaborn Учебник Для Начинающих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aggle.com/kanncaa1/seaborn-tutorial-for-beginners" xlink:type="simple">https://www.kaggle.com/kanncaa1/seaborn-tutorial-for-beginners</text:a></text:p>
          </table:table-cell>
          <table:table-cell table:style-name="ce27" office:value-type="string" calcext:value-type="string">
            <text:p>Seaborn учебник для начинающих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curran.github.io/dataviz-course-2018/" xlink:type="simple">https://curran.github.io/dataviz-course-2018/</text:a></text:p>
          </table:table-cell>
          <table:table-cell table:style-name="ce27" office:value-type="string" calcext:value-type="string">
            <text:p>Визуализация данных</text:p>
          </table:table-cell>
          <table:table-cell table:style-name="ce9" office:value-type="string" calcext:value-type="string">
            <text:p>курс 201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www.storytellingwithdata.com/podcast" xlink:type="simple">http://www.storytellingwithdata.com/podcast</text:a></text:p>
          </table:table-cell>
          <table:table-cell table:style-name="ce19" office:value-type="string" calcext:value-type="string" table:number-columns-spanned="1" table:number-rows-spanned="2">
            <text:p>Подкаст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policyviz.com/podcast/" xlink:type="simple">https://policyviz.com/podcast/</text:a></text:p>
          </table:table-cell>
          <table:covered-table-cell table:style-name="ce39"/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google.com/spreadsheets/d/1sbfEb5b__o0RoFugu208B4CmCQOg4dCXkSEmvixh0DQ/edit#gid=961694883" xlink:type="simple">https://docs.google.com/spreadsheets/d/1sbfEb5b__o0RoFugu208B4CmCQOg4dCXkSEmvixh0DQ/edit#gid=961694883</text:a></text:p>
          </table:table-cell>
          <table:table-cell table:style-name="ce27" office:value-type="string" calcext:value-type="string">
            <text:p>Книг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www.datavizdoneright.com/" xlink:type="simple">http://www.datavizdoneright.com/</text:a></text:p>
          </table:table-cell>
          <table:table-cell table:style-name="ce27" office:value-type="string" calcext:value-type="string">
            <text:p>Данные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infogram.com/page/choose-the-right-chart-data-visualization" xlink:type="simple">https://infogram.com/page/choose-the-right-chart-data-visualization</text:a></text:p>
          </table:table-cell>
          <table:table-cell table:style-name="ce27" office:value-type="string" calcext:value-type="string">
            <text:p>Как правильно выбрать диаграмму для ваших данных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ode.com/blog/python-data-visualization-libraries" xlink:type="simple">https://mode.com/blog/python-data-visualization-libraries</text:a></text:p>
          </table:table-cell>
          <table:table-cell table:style-name="ce27" office:value-type="string" calcext:value-type="string">
            <text:p>10 полезных библиотек визуализации данных Python для любой дисциплины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atacamp-community-prod.s3.amazonaws.com/f9511cf4-abb9-4f52-9663-ea93b29ee4b7" xlink:type="simple">https://datacamp-community-prod.s3.amazonaws.com/f9511cf4-abb9-4f52-9663-ea93b29ee4b7</text:a></text:p>
          </table:table-cell>
          <table:table-cell table:style-name="ce27" office:value-type="string" calcext:value-type="string">
            <text:p>Python For Data Science Cheat Sheet Bokeh</text:p>
          </table:table-cell>
          <table:table-cell table:style-name="ce9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outu.be/N6BghzuFLIg?t=2680" xlink:type="simple">https://youtu.be/N6BghzuFLIg?t=2680</text:a></text:p>
          </table:table-cell>
          <table:table-cell table:style-name="ce27" office:value-type="string" calcext:value-type="string">
            <text:p>Intro to Data Science - Crash Course for Beginners</text:p>
          </table:table-cell>
          <table:table-cell table:style-name="ce9" office:value-type="string" calcext:value-type="string">
            <text:p>англ.видео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outu.be/N6BghzuFLIg?t=1512" xlink:type="simple">https://youtu.be/N6BghzuFLIg?t=1512</text:a></text:p>
          </table:table-cell>
          <table:table-cell table:style-name="ce27" office:value-type="string" calcext:value-type="string">
            <text:p>Intro to Data Science - Crash Course for Beginners</text:p>
          </table:table-cell>
          <table:table-cell table:style-name="ce9" office:value-type="string" calcext:value-type="string">
            <text:p>англ.видео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outu.be/N6BghzuFLIg" xlink:type="simple">https://youtu.be/N6BghzuFLIg</text:a></text:p>
          </table:table-cell>
          <table:table-cell table:style-name="ce27" office:value-type="string" calcext:value-type="string">
            <text:p>Intro to Data Science - Crash Course for Beginners</text:p>
          </table:table-cell>
          <table:table-cell table:style-name="ce9" office:value-type="string" calcext:value-type="string">
            <text:p>англ.видео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habr.com/ru/post/91128/" xlink:type="simple">https://habr.com/ru/post/91128/</text:a></text:p>
          </table:table-cell>
          <table:table-cell table:style-name="ce27" office:value-type="string" calcext:value-type="string">
            <text:p>Квартет Анскомбе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atplotlib.org/gallery/specialty_plots/anscombe.html" xlink:type="simple">https://matplotlib.org/gallery/specialty_plots/anscombe.html</text:a></text:p>
          </table:table-cell>
          <table:table-cell table:style-name="ce27" office:value-type="string" calcext:value-type="string">
            <text:p>Квартет энскомба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realpython.com/python-string-formatting/" xlink:type="simple">https://realpython.com/python-string-formatting/</text:a></text:p>
          </table:table-cell>
          <table:table-cell table:style-name="ce27" office:value-type="string" calcext:value-type="string">
            <text:p>Рекомендации По Форматированию Строк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27" table:number-columns-repeated="3"/>
          <table:table-cell table:number-columns-repeated="61"/>
        </table:table-row>
        <table:table-row table:style-name="ro2">
          <table:table-cell table:style-name="ce6" office:value-type="string" calcext:value-type="string">
            <text:p>Файлы для практики</text:p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catalog.data.gov/dataset/baby-names-from-social-security-card-applications-national-level-data" xlink:type="simple">https://catalog.data.gov/dataset/baby-names-from-social-security-card-applications-national-level-data</text:a></text:p>
          </table:table-cell>
          <table:table-cell table:style-name="ce19" office:value-type="string" calcext:value-type="string" table:number-columns-spanned="1" table:number-rows-spanned="2">
            <text:p>Из презентаци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aggle.com/rush4ratio/video-game-sales-with-ratings" xlink:type="simple">https://www.kaggle.com/rush4ratio/video-game-sales-with-ratings</text:a></text:p>
          </table:table-cell>
          <table:covered-table-cell table:style-name="ce39"/>
          <table:table-cell table:style-name="ce27"/>
          <table:table-cell table:number-columns-repeated="61"/>
        </table:table-row>
        <table:table-row table:style-name="ro2" table:number-rows-repeated="2">
          <table:table-cell table:style-name="ce9" table:number-columns-repeated="2"/>
          <table:table-cell table:style-name="ce27"/>
          <table:table-cell table:number-columns-repeated="61"/>
        </table:table-row>
        <table:table-row table:style-name="ro1">
          <table:table-cell table:style-name="ce10" office:value-type="string" calcext:value-type="string" table:number-columns-spanned="3" table:number-rows-spanned="1">
            <text:p>3 блок. Статистика в Python</text:p>
          </table:table-cell>
          <table:covered-table-cell table:number-columns-repeated="2" table:style-name="ce39"/>
          <table:table-cell table:number-columns-repeated="61"/>
        </table:table-row>
        <table:table-row table:style-name="ro2">
          <table:table-cell table:style-name="ce2" office:value-type="string" calcext:value-type="string">
            <text:p>Основы описательной статистики</text:p>
          </table:table-cell>
          <table:table-cell table:style-name="ce9"/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outu.be/N6BghzuFLIg?t=2680" xlink:type="simple">https://youtu.be/N6BghzuFLIg?t=2680</text:a></text:p>
          </table:table-cell>
          <table:table-cell table:style-name="ce27" office:value-type="string" calcext:value-type="string">
            <text:p>Intro to Data Science - Crash Course for Beginners</text:p>
          </table:table-cell>
          <table:table-cell table:style-name="ce27" office:value-type="string" calcext:value-type="string">
            <text:p>англ.видео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epik.org/lesson/8086/step/2?unit=1365" xlink:type="simple">https://stepik.org/lesson/8086/step/2?unit=1365</text:a></text:p>
          </table:table-cell>
          <table:table-cell table:style-name="ce27" office:value-type="string" calcext:value-type="string">
            <text:p>Понятие корреляции_Основы статистики</text:p>
          </table:table-cell>
          <table:table-cell table:style-name="ce27" office:value-type="string" calcext:value-type="string">
            <text:p>степик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greenteapress.com/thinkstats/html/thinkstats010.html#toc79" xlink:type="simple">http://greenteapress.com/thinkstats/html/thinkstats010.html#toc79</text:a></text:p>
          </table:table-cell>
          <table:table-cell table:style-name="ce27" office:value-type="string" calcext:value-type="string">
            <text:p>Корреляция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epik.org/lesson/8075/step/1?unit=1355" xlink:type="simple">https://stepik.org/lesson/8075/step/1?unit=1355</text:a></text:p>
          </table:table-cell>
          <table:table-cell table:style-name="ce27" office:value-type="string" calcext:value-type="string">
            <text:p>Меры центральной тенденции</text:p>
          </table:table-cell>
          <table:table-cell table:style-name="ce27" office:value-type="string" calcext:value-type="string">
            <text:p>степик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achinelearningmastery.com/how-to-identify-outliers-in-your-data/" xlink:type="simple">https://machinelearningmastery.com/how-to-identify-outliers-in-your-data/</text:a></text:p>
          </table:table-cell>
          <table:table-cell table:style-name="ce27" office:value-type="string" calcext:value-type="string">
            <text:p>Как определить выбросы в ваших данных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camp.com/community/tutorials/probability-distributions-python" xlink:type="simple">https://www.datacamp.com/community/tutorials/probability-distributions-python</text:a></text:p>
          </table:table-cell>
          <table:table-cell table:style-name="ce27" office:value-type="string" calcext:value-type="string">
            <text:p>Распределения вероятностей в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epik.org/lesson/9166/step/1?unit=1828" xlink:type="simple">https://stepik.org/lesson/9166/step/1?unit=1828</text:a></text:p>
          </table:table-cell>
          <table:table-cell table:style-name="ce27" office:value-type="string" calcext:value-type="string">
            <text:p>Нормальное распределение</text:p>
          </table:table-cell>
          <table:table-cell table:style-name="ce27" office:value-type="string" calcext:value-type="string">
            <text:p>степик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understanding-the-68-95-99-7-rule-for-a-normal-distribution-b7b7cbf760c2" xlink:type="simple">https://towardsdatascience.com/understanding-the-68-95-99-7-rule-for-a-normal-distribution-b7b7cbf760c2</text:a></text:p>
          </table:table-cell>
          <table:table-cell table:style-name="ce27" office:value-type="string" calcext:value-type="string">
            <text:p>нормальное распределение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achinelearningmastery.com/a-gentle-introduction-to-the-central-limit-theorem-for-machine-learning/" xlink:type="simple">https://machinelearningmastery.com/a-gentle-introduction-to-the-central-limit-theorem-for-machine-learning/</text:a></text:p>
          </table:table-cell>
          <table:table-cell table:style-name="ce27" office:value-type="string" calcext:value-type="string">
            <text:p>Нежное введение в центральную предельную теорему для машинного обучения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achinelearningmastery.com/prepare-data-machine-learning-python-scikit-learn/" xlink:type="simple">https://machinelearningmastery.com/prepare-data-machine-learning-python-scikit-learn/</text:a></text:p>
          </table:table-cell>
          <table:table-cell table:style-name="ce27" office:value-type="string" calcext:value-type="string">
            <text:p>Как подготовить данные для машинного обучения в Python с помощью Scikit-узнайте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atacamp-community-prod.s3.amazonaws.com/5433fa18-9f43-44cc-b228-74672efcd116" xlink:type="simple">https://datacamp-community-prod.s3.amazonaws.com/5433fa18-9f43-44cc-b228-74672efcd116</text:a></text:p>
          </table:table-cell>
          <table:table-cell table:style-name="ce27" office:value-type="string" calcext:value-type="string">
            <text:p>Python For Data Science Cheat Sheet Scikit-Learn</text:p>
          </table:table-cell>
          <table:table-cell table:style-name="ce27" office:value-type="string" calcext:value-type="string">
            <text:p>англ.версия/шпаргалк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scipy-lectures.org/intro/scipy.html#statistics-and-random-numbers-scipy-stats" xlink:type="simple">http://scipy-lectures.org/intro/scipy.html#statistics-and-random-numbers-scipy-stats</text:a></text:p>
          </table:table-cell>
          <table:table-cell table:style-name="ce27" office:value-type="string" calcext:value-type="string">
            <text:p>Статистика и случайные числа: scipy.stats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epik.org/lesson/8078/step/1?unit=1358" xlink:type="simple">https://stepik.org/lesson/8078/step/1?unit=1358</text:a></text:p>
          </table:table-cell>
          <table:table-cell table:style-name="ce27" office:value-type="string" calcext:value-type="string">
            <text:p>Идея статистического вывода, p-уровень значимост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ocs.scipy.org/doc/scipy/reference/generated/scipy.stats.norm.html" xlink:type="simple">https://docs.scipy.org/doc/scipy/reference/generated/scipy.stats.norm.html</text:a></text:p>
          </table:table-cell>
          <table:table-cell table:style-name="ce27" office:value-type="string" calcext:value-type="string">
            <text:p>сципи.Статистика.норма</text:p>
          </table:table-cell>
          <table:table-cell table:style-name="ce27"/>
          <table:table-cell table:number-columns-repeated="61"/>
        </table:table-row>
        <table:table-row table:style-name="ro2">
          <table:table-cell/>
          <table:table-cell table:style-name="ce27" table:number-columns-repeated="2"/>
          <table:table-cell table:number-columns-repeated="61"/>
        </table:table-row>
        <table:table-row table:style-name="ro2">
          <table:table-cell table:style-name="ce11" office:value-type="string" calcext:value-type="string">
            <text:p>Центральная предельная теорема и статистический анализ данных в Python</text:p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aitube.io/video/simpsons-paradox/" xlink:type="simple">https://aitube.io/video/simpsons-paradox/</text:a></text:p>
          </table:table-cell>
          <table:table-cell table:style-name="ce27" office:value-type="string" calcext:value-type="string">
            <text:p>Парадокс Симпсона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datascienceplus.com/understanding-the-covariance-matrix/" xlink:type="simple">https://datascienceplus.com/understanding-the-covariance-matrix/</text:a></text:p>
          </table:table-cell>
          <table:table-cell table:style-name="ce27" office:value-type="string" calcext:value-type="string">
            <text:p>Понимание ковариационной матрицы</text:p>
          </table:table-cell>
          <table:table-cell table:style-name="ce27"/>
          <table:table-cell table:number-columns-repeated="61"/>
        </table:table-row>
        <table:table-row table:style-name="ro8">
          <table:table-cell table:style-name="ce8" office:value-type="string" calcext:value-type="string">
            <text:p><text:a xlink:href="https://hadrienj.github.io/posts/Preprocessing-for-deep-learning/" xlink:type="simple">https://hadrienj.github.io/posts/Preprocessing-for-deep-learning/</text:a></text:p>
          </table:table-cell>
          <table:table-cell table:style-name="ce27" office:value-type="string" calcext:value-type="string">
            <text:p>Предварительная обработка для глубокого обучения: от ковариационной матрицы до отбеливания изображения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://www.visiondummy.com/2014/04/geometric-interpretation-covariance-matrix/" xlink:type="simple">http://www.visiondummy.com/2014/04/geometric-interpretation-covariance-matrix/</text:a></text:p>
          </table:table-cell>
          <table:table-cell table:style-name="ce27" office:value-type="string" calcext:value-type="string">
            <text:p>Геометрическая интерпретация ковариационной матрицы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edium.com/@jonathan_hui/machine-learning-singular-value-decomposition-svd-principal-component-analysis-pca-1d45e885e491" xlink:type="simple">https://medium.com/@jonathan_hui/machine-learning-singular-value-decomposition-svd-principal-component-analysis-pca-1d45e885e491</text:a></text:p>
          </table:table-cell>
          <table:table-cell table:style-name="ce27" office:value-type="string" calcext:value-type="string">
            <text:p>Машинное обучение - декомпозиция сингулярных значений (SVD) и анализ главных компонент (PCA)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edium.com/@rrfd/standardize-or-normalize-examples-in-python-e3f174b65dfc" xlink:type="simple">https://medium.com/@rrfd/standardize-or-normalize-examples-in-python-e3f174b65dfc</text:a></text:p>
          </table:table-cell>
          <table:table-cell table:style-name="ce27" office:value-type="string" calcext:value-type="string">
            <text:p>Стандартизировать или нормализовать? - Примеры в Python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achinelearningmastery.com/rescaling-data-for-machine-learning-in-python-with-scikit-learn/" xlink:type="simple">https://machinelearningmastery.com/rescaling-data-for-machine-learning-in-python-with-scikit-learn/ </text:a></text:p>
          </table:table-cell>
          <table:table-cell table:style-name="ce27" office:value-type="string" calcext:value-type="string">
            <text:p>Масштабирование данных для машинного обучения в Python с помощью Scikit-Learn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towardsdatascience.com/scale-standardize-or-normalize-with-scikit-learn-6ccc7d176a02" xlink:type="simple">https://towardsdatascience.com/scale-standardize-or-normalize-with-scikit-learn-6ccc7d176a02</text:a></text:p>
          </table:table-cell>
          <table:table-cell table:style-name="ce27" office:value-type="string" calcext:value-type="string">
            <text:p>Масштабирование, стандартизация или нормализация с помощью Scikit-Lear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basic-probability-theory-and-statistics-3105ab637213" xlink:type="simple">https://towardsdatascience.com/basic-probability-theory-and-statistics-3105ab637213</text:a></text:p>
          </table:table-cell>
          <table:table-cell table:style-name="ce27" office:value-type="string" calcext:value-type="string">
            <text:p>Основы теории вероятностей и статистики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hanacademy.org/math/probability" xlink:type="simple">https://www.khanacademy.org/math/probability</text:a></text:p>
          </table:table-cell>
          <table:table-cell table:style-name="ce27" office:value-type="string" calcext:value-type="string">
            <text:p>Статистика средней школы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kaggle.com/kashnitsky/topic-2-visual-data-analysis-in-python" xlink:type="simple">https://www.kaggle.com/kashnitsky/topic-2-visual-data-analysis-in-python</text:a></text:p>
          </table:table-cell>
          <table:table-cell table:style-name="ce27" office:value-type="string" calcext:value-type="string">
            <text:p>Topic 2. Visual data analysis in Python</text:p>
          </table:table-cell>
          <table:table-cell table:style-name="ce27" office:value-type="string" calcext:value-type="string">
            <text:p>анг.версия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youtu.be/8chcF3eVTaw" xlink:type="simple">https://youtu.be/8chcF3eVTaw</text:a></text:p>
          </table:table-cell>
          <table:table-cell table:style-name="ce20" office:value-type="string" calcext:value-type="string">
            <text:p>Python Tutorial: Visual Exploratory Data Analysis</text:p>
          </table:table-cell>
          <table:table-cell table:style-name="ce27" office:value-type="string" calcext:value-type="string">
            <text:p>англ.видео</text:p>
          </table:table-cell>
          <table:table-cell table:number-columns-repeated="61"/>
        </table:table-row>
        <table:table-row table:style-name="ro2">
          <table:table-cell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11" office:value-type="string" calcext:value-type="string">
            <text:p>Основные статистические тесты и проверка гипотез</text:p>
            <text:p/>
          </table:table-cell>
          <table:table-cell table:style-name="ce27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camp.com/community/tutorials/probability-distributions-python" xlink:type="simple">https://www.datacamp.com/community/tutorials/probability-distributions-python</text:a></text:p>
          </table:table-cell>
          <table:table-cell table:style-name="ce17" office:value-type="string" calcext:value-type="string">
            <text:p>Распределения вероятностей в Python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khanacademy.org/math/ap-statistics/random-variables-ap/discrete-random-variables/v/discrete-probability-distribution" xlink:type="simple">https://www.khanacademy.org/math/ap-statistics/random-variables-ap/discrete-random-variables/v/discrete-probability-distribution</text:a></text:p>
          </table:table-cell>
          <table:table-cell table:style-name="ce18" office:value-type="string" calcext:value-type="string">
            <text:p>Построение распределения вероятностей для случайной величины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habr.com/ru/post/331060/" xlink:type="simple">https://habr.com/ru/post/331060/</text:a></text:p>
          </table:table-cell>
          <table:table-cell table:style-name="ce17" office:value-type="string" calcext:value-type="string">
            <text:p>Типичные распределения вероятности: шпаргалка data scientist-а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edium.com/@srowen/common-probability-distributions-347e6b945ce4" xlink:type="simple">https://medium.com/@srowen/common-probability-distributions-347e6b945ce4</text:a></text:p>
          </table:table-cell>
          <table:table-cell table:style-name="ce17" office:value-type="string" calcext:value-type="string">
            <text:p>Общие распределения вероятностей: шпаргалка ученого данных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github.com/wzchen/probability_cheatsheet" xlink:type="simple">https://github.com/wzchen/probability_cheatsheet</text:a></text:p>
          </table:table-cell>
          <table:table-cell table:style-name="ce17" office:value-type="string" calcext:value-type="string">
            <text:p>Полный 10-страничный вероятностный чит-лист, который охватывает семестр введения в вероятность.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towardsdatascience.com/the-math-behind-a-b-testing-with-example-code-part-1-of-2-7be752e1d06f" xlink:type="simple">https://towardsdatascience.com/the-math-behind-a-b-testing-with-example-code-part-1-of-2-7be752e1d06f</text:a></text:p>
          </table:table-cell>
          <table:table-cell table:style-name="ce17" office:value-type="string" calcext:value-type="string">
            <text:p>Математика за A / B тестирование с примером кода Python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data-science-you-need-to-know-a-b-testing-f2f12aff619a" xlink:type="simple">https://towardsdatascience.com/data-science-you-need-to-know-a-b-testing-f2f12aff619a</text:a></text:p>
          </table:table-cell>
          <table:table-cell table:style-name="ce17" office:value-type="string" calcext:value-type="string">
            <text:p>Данные науки вам нужно знать! A / B тестирование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gopractice.ru/ab-test/" xlink:type="simple">https://gopractice.ru/ab-test/</text:a></text:p>
          </table:table-cell>
          <table:table-cell table:style-name="ce17" office:value-type="string" calcext:value-type="string">
            <text:p>Ухудшающие A/B тесты – cамый недооцененный инструмент менеджера продукта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widerfunnel.com/3-mistakes-invalidate-ab-test-results/" xlink:type="simple">https://www.widerfunnel.com/3-mistakes-invalidate-ab-test-results/</text:a></text:p>
          </table:table-cell>
          <table:table-cell table:style-name="ce17" office:value-type="string" calcext:value-type="string">
            <text:p>Основные 3 ошибки, которые делают ваши результаты A/B теста недействительными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edium.com/statistics-experiments/непараметрические-методы-для-a-b-тестов-считаем-деньги-4b854df151cd" xlink:type="simple">https://medium.com/statistics-experiments/%D0%BD%D0%B5%D0%BF%D0%B0%D1%80%D0%B0%D0%BC%D0%B5%D1%82%D1%80%D0%B8%D1%87%D0%B5%D1%81%D0%BA%D0%B8%D0%B5-%D0%BC%D0%B5%D1%82%D0%BE%D0%B4%D1%8B-%D0%B4%D0%BB%D1%8F-a-b-%D1%82%D0%B5%D1%81%D1%82%D0%BE%D0%B2-%D1%81%D1%87%D0%B8%D1%82%D0%B0%D0%B5%D0%BC-%D0%B4%D0%B5%D0%BD%D1%8C%D0%B3%D0%B8-4b854df151cd</text:a></text:p>
          </table:table-cell>
          <table:table-cell table:style-name="ce18" office:value-type="string" calcext:value-type="string">
            <text:p>Непараметрические методы для A/B тестов. Считаем деньги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edium.com/productscience/awesome-ab-experiments-list-718bbb7bcd26" xlink:type="simple">https://medium.com/productscience/awesome-ab-experiments-list-718bbb7bcd26</text:a></text:p>
          </table:table-cell>
          <table:table-cell table:style-name="ce18" office:value-type="string" calcext:value-type="string">
            <text:p>А / В тестирование: материалы для углубленного изучения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youtu.be/YULMqwo7Tas" xlink:type="simple">https://youtu.be/YULMqwo7Tas</text:a></text:p>
          </table:table-cell>
          <table:table-cell table:style-name="ce21" office:value-type="string" calcext:value-type="string">
            <text:p>Data Mining In Action. Проверка статистических гипотез и A/B тестирование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www.learndatasci.com/tutorials/good-great-data-science-correlations-and-confidence/" xlink:type="simple">https://www.learndatasci.com/tutorials/good-great-data-science-correlations-and-confidence/</text:a></text:p>
          </table:table-cell>
          <table:table-cell table:style-name="ce18" office:value-type="string" calcext:value-type="string">
            <text:p>От хорошего к Великому наука о данных, Часть 1: корреляции и доверие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machinelearningmastery.com/statistical-hypothesis-tests-in-python-cheat-sheet/" xlink:type="simple">https://machinelearningmastery.com/statistical-hypothesis-tests-in-python-cheat-sheet/</text:a></text:p>
          </table:table-cell>
          <table:table-cell table:style-name="ce18" office:value-type="string" calcext:value-type="string">
            <text:p>15 Тесты статистических гипотез в Python (шпаргалка)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hamelg.blogspot.com/2015/11/python-for-data-analysis-part-21.html?view=classic" xlink:type="simple">http://hamelg.blogspot.com/2015/11/python-for-data-analysis-part-21.html?view=classic</text:a></text:p>
          </table:table-cell>
          <table:table-cell table:style-name="ce22" office:value-type="string" calcext:value-type="string">
            <text:p><text:a xlink:href="http://hamelg.blogspot.com/2015/11/python-for-data-analysis-part-21.html" xlink:type="simple">Python for Data Analysis Part 21: Descriptive Statistics</text:a>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stats.stackexchange.com/questions/210830/why-is-f-test-so-sensitive-for-the-assumption-of-normality" xlink:type="simple">https://stats.stackexchange.com/questions/210830/why-is-f-test-so-sensitive-for-the-assumption-of-normality</text:a></text:p>
          </table:table-cell>
          <table:table-cell table:style-name="ce22" office:value-type="string" calcext:value-type="string">
            <text:p><text:a xlink:href="https://stats.stackexchange.com/questions/210830/why-is-f-test-so-sensitive-for-the-assumption-of-normality" xlink:type="simple">Почему F-тест так чувствителен к предположению о нормальности?</text:a>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achinelearningmastery.com/nonparametric-statistical-significance-tests-in-python/" xlink:type="simple">https://machinelearningmastery.com/nonparametric-statistical-significance-tests-in-python/</text:a></text:p>
          </table:table-cell>
          <table:table-cell table:style-name="ce18" office:value-type="string" calcext:value-type="string">
            <text:p>Как вычислить непараметрические тесты статистических гипотез в Python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s://medium.com/statistics-experiments/что-будет-если-использовать-параметрический-критерий-на-ненормально-распределенной-выборке-94be5d2afaa7" xlink:type="simple">https://medium.com/statistics-experiments/%D1%87%D1%82%D0%BE-%D0%B1%D1%83%D0%B4%D0%B5%D1%82-%D0%B5%D1%81%D0%BB%D0%B8-%D0%B8%D1%81%D0%BF%D0%BE%D0%BB%D1%8C%D0%B7%D0%BE%D0%B2%D0%B0%D1%82%D1%8C-%D0%BF%D0%B0%D1%80%D0%B0%D0%BC%D0%B5%D1%82%D1%80%D0%B8%D1%87%D0%B5%D1%81%D0%BA%D0%B8%D0%B9-%D0%BA%D1%80%D0%B8%D1%82%D0%B5%D1%80%D0%B8%D0%B9-%D0%BD%D0%B0-%D0%BD%D0%B5%D0%BD%D0%BE%D1%80%D0%BC%D0%B0%D0%BB%D1%8C%D0%BD%D0%BE-%D1%80%D0%B0%D1%81%D0%BF%D1%80%D0%B5%D0%B4%D0%B5%D0%BB%D0%B5%D0%BD%D0%BD%D0%BE%D0%B9-%D0%B2%D1%8B%D0%B1%D0%BE%D1%80%D0%BA%D0%B5-94be5d2afaa7</text:a></text:p>
          </table:table-cell>
          <table:table-cell table:style-name="ce18" office:value-type="string" calcext:value-type="string">
            <text:p>Что будет, если использовать параметрический критерий на ненормально распределенной выборке.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www.datacamp.com/community/tutorials/python-statistics-data-science#bayesian" xlink:type="simple">https://www.datacamp.com/community/tutorials/python-statistics-data-science#bayesian</text:a></text:p>
          </table:table-cell>
          <table:table-cell table:style-name="ce17" office:value-type="string" calcext:value-type="string">
            <text:p>Байесовское мышление и моделирование в Python</text:p>
          </table:table-cell>
          <table:table-cell table:style-name="ce27"/>
          <table:table-cell table:number-columns-repeated="61"/>
        </table:table-row>
        <table:table-row table:style-name="ro3">
          <table:table-cell table:style-name="ce8" office:value-type="string" calcext:value-type="string">
            <text:p><text:a xlink:href="http://www.machinelearning.ru/wiki/images/4/43/BayesML-2007-textbook-2.pdf" xlink:type="simple">http://www.machinelearning.ru/wiki/images/4/43/BayesML-2007-textbook-2.pdf</text:a></text:p>
          </table:table-cell>
          <table:table-cell table:style-name="ce27" office:value-type="string" calcext:value-type="string">
            <text:p>Байесовский подход к теории вероятностей. Примеры байесовских рассуждений</text:p>
          </table:table-cell>
          <table:table-cell table:style-name="ce27" office:value-type="string" calcext:value-type="string">
            <text:p>книга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://varianceexplained.org/r/bayesian-ab-testing/" xlink:type="simple">http://varianceexplained.org/r/bayesian-ab-testing/</text:a></text:p>
          </table:table-cell>
          <table:table-cell table:style-name="ce23" office:value-type="string" calcext:value-type="string">
            <text:p><text:a xlink:href="http://varianceexplained.org/r/bayesian-ab-testing/" xlink:type="simple">Является ли Байесовский A / B тест иммунным к подглядыванию? не совсем</text:a></text:p>
          </table:table-cell>
          <table:table-cell table:style-name="ce27"/>
          <table:table-cell table:number-columns-repeated="61"/>
        </table:table-row>
        <table:table-row table:style-name="ro2">
          <table:table-cell table:style-name="ce8" office:value-type="string" calcext:value-type="string">
            <text:p><text:a xlink:href="https://towardsdatascience.com/bayes-theorem-the-holy-grail-of-data-science-55d93315defb" xlink:type="simple">https://towardsdatascience.com/bayes-theorem-the-holy-grail-of-data-science-55d93315defb</text:a></text:p>
          </table:table-cell>
          <table:table-cell table:style-name="ce17" office:value-type="string" calcext:value-type="string">
            <text:p>Теорема Байеса: Святой Грааль науки о данных</text:p>
          </table:table-cell>
          <table:table-cell table:style-name="ce27"/>
          <table:table-cell table:number-columns-repeated="61"/>
        </table:table-row>
        <table:table-row table:style-name="ro2" table:number-rows-repeated="2">
          <table:table-cell/>
          <table:table-cell table:style-name="ce27"/>
          <table:table-cell table:number-columns-repeated="62"/>
        </table:table-row>
        <table:table-row table:style-name="ro10">
          <table:table-cell table:style-name="ce11" office:value-type="string" calcext:value-type="string">
            <text:p>Статистические показатели в Python</text:p>
            <text:p/>
          </table:table-cell>
          <table:table-cell table:style-name="ce27"/>
          <table:table-cell table:number-columns-repeated="62"/>
        </table:table-row>
        <table:table-row table:style-name="ro2">
          <table:table-cell table:style-name="ce12" office:value-type="string" calcext:value-type="string">
            <text:p><text:a xlink:href="https://www.kaggle.com/dansbecker/handling-missing-values" xlink:type="simple">https://www.kaggle.com/dansbecker/handling-missing-values</text:a></text:p>
          </table:table-cell>
          <table:table-cell table:style-name="ce27" office:value-type="string" calcext:value-type="string">
            <text:p>Обработка пропущенных значений</text:p>
          </table:table-cell>
          <table:table-cell table:number-columns-repeated="62"/>
        </table:table-row>
        <table:table-row table:style-name="ro3">
          <table:table-cell table:style-name="ce12" office:value-type="string" calcext:value-type="string">
            <text:p><text:a xlink:href="https://towardsdatascience.com/train-validation-and-test-sets-72cb40cba9e7" xlink:type="simple">https://towardsdatascience.com/train-validation-and-test-sets-72cb40cba9e7</text:a></text:p>
          </table:table-cell>
          <table:table-cell table:style-name="ce17" office:value-type="string" calcext:value-type="string">
            <text:p>О наборе обучающих, проверочных и тестовых наборов в машинном обучении</text:p>
          </table:table-cell>
          <table:table-cell table:number-columns-repeated="62"/>
        </table:table-row>
        <table:table-row table:style-name="ro3">
          <table:table-cell table:style-name="ce12" office:value-type="string" calcext:value-type="string">
            <text:p><text:a xlink:href="https://www.analyticsvidhya.com/blog/2016/01/12-pandas-techniques-python-data-manipulation/" xlink:type="simple">https://www.analyticsvidhya.com/blog/2016/01/12-pandas-techniques-python-data-manipulation/</text:a></text:p>
          </table:table-cell>
          <table:table-cell table:style-name="ce17" office:value-type="string" calcext:value-type="string">
            <text:p>12 Useful Pandas Techniques in Python for Data Manipulation</text:p>
          </table:table-cell>
          <table:table-cell table:style-name="ce39" office:value-type="string" calcext:value-type="string">
            <text:p>англ.версия</text:p>
          </table:table-cell>
          <table:table-cell table:number-columns-repeated="61"/>
        </table:table-row>
        <table:table-row table:style-name="ro2">
          <table:table-cell table:style-name="ce12" office:value-type="string" calcext:value-type="string">
            <text:p><text:a xlink:href="https://www.kaggle.com/dansbecker/using-categorical-data-with-one-hot-encoding" xlink:type="simple">https://www.kaggle.com/dansbecker/using-categorical-data-with-one-hot-encoding</text:a></text:p>
          </table:table-cell>
          <table:table-cell table:style-name="ce27" office:value-type="string" calcext:value-type="string">
            <text:p>использование категориальных данных</text:p>
          </table:table-cell>
          <table:table-cell table:number-columns-repeated="62"/>
        </table:table-row>
        <table:table-row table:style-name="ro3">
          <table:table-cell table:style-name="ce12" office:value-type="string" calcext:value-type="string">
            <text:p><text:a xlink:href="https://habr.com/ru/company/ods/blog/326418/#one-hot-encoding" xlink:type="simple">https://habr.com/ru/company/ods/blog/326418/#one-hot-encoding</text:a></text:p>
          </table:table-cell>
          <table:table-cell table:style-name="ce17" office:value-type="string" calcext:value-type="string">
            <text:p>Открытый курс машинного обучения. Тема 8. Обучение на гигабайтах с Vowpal Wabbit</text:p>
          </table:table-cell>
          <table:table-cell table:number-columns-repeated="62"/>
        </table:table-row>
        <table:table-row table:style-name="ro3">
          <table:table-cell table:style-name="ce12" office:value-type="string" calcext:value-type="string">
            <text:p><text:a xlink:href="https://medium.com/@rrfd/standardize-or-normalize-examples-in-python-e3f174b65dfc" xlink:type="simple">https://medium.com/@rrfd/standardize-or-normalize-examples-in-python-e3f174b65dfc</text:a></text:p>
          </table:table-cell>
          <table:table-cell table:style-name="ce17" office:value-type="string" calcext:value-type="string">
            <text:p>Стандартизировать или нормализовать? - Примеры в Python</text:p>
          </table:table-cell>
          <table:table-cell table:number-columns-repeated="62"/>
        </table:table-row>
        <table:table-row table:style-name="ro3">
          <table:table-cell table:style-name="ce13" office:value-type="string" calcext:value-type="string">
            <text:p><text:a xlink:href="https://towardsdatascience.com/feature-selection-techniques-in-machine-learning-with-python-f24e7da3f36e" xlink:type="simple">https://towardsdatascience.com/feature-selection-techniques-in-machine-learning-with-python-f24e7da3f36e</text:a></text:p>
          </table:table-cell>
          <table:table-cell table:style-name="ce17" office:value-type="string" calcext:value-type="string">
            <text:p>Методы выбора компонентов в машинном обучении с Python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<text:a xlink:href="https://www.kaggle.com/kanncaa1/feature-selection-and-data-visualization" xlink:type="simple">https://www.kaggle.com/kanncaa1/feature-selection-and-data-visualization</text:a></text:p>
          </table:table-cell>
          <table:table-cell table:style-name="ce17" office:value-type="string" calcext:value-type="string">
            <text:p>Выбор функций и визуализация данных</text:p>
          </table:table-cell>
          <table:table-cell table:number-columns-repeated="62"/>
        </table:table-row>
        <table:table-row table:style-name="ro3">
          <table:table-cell table:style-name="ce12" office:value-type="string" calcext:value-type="string">
            <text:p><text:a xlink:href="https://habr.com/ru/company/ods/blog/323890/" xlink:type="simple">https://habr.com/ru/company/ods/blog/323890/</text:a></text:p>
          </table:table-cell>
          <table:table-cell table:style-name="ce17" office:value-type="string" calcext:value-type="string">
            <text:p>Открытый курс машинного обучения. Тема 4. Линейные модели классификации и регрессии</text:p>
          </table:table-cell>
          <table:table-cell table:number-columns-repeated="62"/>
        </table:table-row>
        <table:table-row table:style-name="ro2">
          <table:table-cell/>
          <table:table-cell table:style-name="ce17"/>
          <table:table-cell table:number-columns-repeated="62"/>
        </table:table-row>
        <table:table-row table:style-name="ro2" table:number-rows-repeated="2">
          <table:table-cell/>
          <table:table-cell table:style-name="ce27"/>
          <table:table-cell table:number-columns-repeated="62"/>
        </table:table-row>
        <table:table-row table:style-name="ro2">
          <table:table-cell office:value-type="string" calcext:value-type="string">
            <text:p>Дополнение</text:p>
          </table:table-cell>
          <table:table-cell table:style-name="ce27"/>
          <table:table-cell table:number-columns-repeated="62"/>
        </table:table-row>
        <table:table-row table:style-name="ro2">
          <table:table-cell table:style-name="ce14" office:value-type="string" calcext:value-type="string">
            <text:p><text:a xlink:href="https://shultais.education/blog/python-f-strings" xlink:type="simple">https://shultais.education/blog/python-f-strings </text:a></text:p>
          </table:table-cell>
          <table:table-cell table:style-name="ce17" office:value-type="string" calcext:value-type="string">
            <text:p>F-СТРОКИ В PYTHON</text:p>
          </table:table-cell>
          <table:table-cell table:number-columns-repeated="62"/>
        </table:table-row>
        <table:table-row table:style-name="ro8">
          <table:table-cell table:style-name="ce14" office:value-type="string" calcext:value-type="string">
            <text:p><text:a xlink:href="https://habr.com/ru/post/349860/" xlink:type="simple">https://habr.com/ru/post/349860/ </text:a></text:p>
          </table:table-cell>
          <table:table-cell table:style-name="ce17" office:value-type="string" calcext:value-type="string">
            <text:p>Регулярные выражения в Python от простого к сложному. Подробности, примеры, картинки, упражнения</text:p>
          </table:table-cell>
          <table:table-cell table:number-columns-repeated="62"/>
        </table:table-row>
        <table:table-row table:style-name="ro3">
          <table:table-cell table:style-name="ce14" office:value-type="string" calcext:value-type="string">
            <text:p><text:a xlink:href="https://medium.com/factory-mind/regex-tutorial-a-simple-cheatsheet-by-examples-649dc1c3f285" xlink:type="simple">https://medium.com/factory-mind/regex-tutorial-a-simple-cheatsheet-by-examples-649dc1c3f285 </text:a></text:p>
          </table:table-cell>
          <table:table-cell table:style-name="ce17" office:value-type="string" calcext:value-type="string">
            <text:p>Учебник по регулярному выражению-быстрый cheatsheet примерами</text:p>
          </table:table-cell>
          <table:table-cell table:style-name="ce15" office:value-type="string" calcext:value-type="string">
            <text:p>анг. Версия</text:p>
          </table:table-cell>
          <table:table-cell table:number-columns-repeated="61"/>
        </table:table-row>
        <table:table-row table:style-name="ro2" table:number-rows-repeated="3">
          <table:table-cell/>
          <table:table-cell table:style-name="ce27"/>
          <table:table-cell table:number-columns-repeated="62"/>
        </table:table-row>
        <table:table-row table:style-name="ro2">
          <table:table-cell table:style-name="ce15" office:value-type="string" calcext:value-type="string">
            <text:p>Тренировки</text:p>
          </table:table-cell>
          <table:table-cell table:style-name="ce27"/>
          <table:table-cell table:number-columns-repeated="62"/>
        </table:table-row>
        <table:table-row table:style-name="ro2">
          <table:table-cell table:style-name="ce14" office:value-type="string" calcext:value-type="string">
            <text:p><text:a xlink:href="https://pythontutor.ru/lessons/inout_and_arithmetic_operations/" xlink:type="simple">https://pythontutor.ru/lessons/inout_and_arithmetic_operations/ </text:a></text:p>
          </table:table-cell>
          <table:table-cell table:style-name="ce24" office:value-type="string" calcext:value-type="string">
            <text:p>Питонтьютор</text:p>
          </table:table-cell>
          <table:table-cell table:number-columns-repeated="62"/>
        </table:table-row>
        <table:table-row table:style-name="ro3">
          <table:table-cell table:style-name="ce14" office:value-type="string" calcext:value-type="string">
            <text:p><text:a xlink:href="https://www.hackerrank.com/" xlink:type="simple">https://www.hackerrank.com/ </text:a></text:p>
          </table:table-cell>
          <table:table-cell table:style-name="ce24" office:value-type="string" calcext:value-type="string">
            <text:p>Практикуйте кодирование, готовьтесь к интервью и получите работу.</text:p>
          </table:table-cell>
          <table:table-cell table:number-columns-repeated="62"/>
        </table:table-row>
        <table:table-row table:style-name="ro2" table:number-rows-repeated="781">
          <table:table-cell/>
          <table:table-cell table:style-name="ce27"/>
          <table:table-cell table:number-columns-repeated="62"/>
        </table:table-row>
        <table:table-row table:style-name="ro11" table:number-rows-repeated="1047568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1155cc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2:19:22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YDA" style:display-name="PageStyle_PY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иктория</meta:initial-creator>
    <meta:creation-date>2019-10-09T12:17:40</meta:creation-date>
    <dc:date>2021-05-03T12:28:56.996000000</dc:date>
    <meta:generator>LibreOffice/7.0.0.3$Windows_X86_64 LibreOffice_project/8061b3e9204bef6b321a21033174034a5e2ea88e</meta:generator>
    <meta:editing-duration>PT10M21S</meta:editing-duration>
    <meta:editing-cycles>2</meta:editing-cycles>
    <meta:document-statistic meta:table-count="1" meta:cell-count="3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